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168253" draw:fill="none" draw:textarea-vertical-align="middle" loext:decorative="false"/>
    </style:style>
    <style:style style:name="gr2" style:family="graphic" style:parent-style-name="standard">
      <style:graphic-properties svg:stroke-color="#168253" draw:fill="solid" draw:fill-color="#dee6ef" draw:textarea-horizontal-align="justify" draw:textarea-vertical-align="middle" draw:auto-grow-height="false" fo:min-height="7.53cm" fo:min-width="7.28cm" loext:decorative="false"/>
    </style:style>
    <style:style style:name="gr3" style:family="graphic" style:parent-style-name="standard">
      <style:graphic-properties svg:stroke-color="#168253" draw:fill="solid" draw:fill-color="#dee6ef" draw:textarea-horizontal-align="justify" draw:textarea-vertical-align="middle" draw:auto-grow-height="false" fo:min-height="1.872cm" fo:min-width="1.622cm" loext:decorative="false"/>
    </style:style>
    <style:style style:name="gr4" style:family="graphic" style:parent-style-name="standard">
      <style:graphic-properties svg:stroke-width="0cm" svg:stroke-color="#168253" draw:marker-start-width="0.2cm" draw:marker-end-width="0.2cm" draw:fill="solid" draw:fill-color="#168253" draw:textarea-horizontal-align="justify" draw:textarea-vertical-align="middle" draw:auto-grow-height="false" fo:min-height="0.917cm" fo:min-width="1cm" fo:padding-top="-0.125cm" fo:padding-bottom="-0.125cm" fo:padding-left="0cm" fo:padding-right="0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6" style:family="graphic">
      <style:graphic-properties loext:decorative="false"/>
    </style:style>
    <style:style style:name="gr7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8" style:family="graphic">
      <style:graphic-properties style:writing-mode="lr-tb" loext:decorative="false"/>
    </style:style>
    <style:style style:name="gr9" style:family="graphic" style:parent-style-name="standard">
      <style:graphic-properties svg:stroke-color="#168253" draw:fill="solid" draw:fill-color="#dee6ef" draw:textarea-horizontal-align="justify" draw:textarea-vertical-align="middle" draw:auto-grow-height="false" fo:min-height="0.643cm" fo:min-width="0.4cm" loext:decorative="false"/>
    </style:style>
    <style:style style:name="gr10" style:family="graphic" style:parent-style-name="standard">
      <style:graphic-properties svg:stroke-width="0cm" svg:stroke-color="#168253" draw:marker-start-width="0.2cm" draw:marker-end-width="0.2cm" draw:fill="solid" draw:fill-color="#168253" draw:textarea-horizontal-align="justify" draw:textarea-vertical-align="middle" draw:auto-grow-height="false" fo:min-height="0.434cm" fo:min-width="0.518cm" fo:padding-top="-0.125cm" fo:padding-bottom="-0.125cm" fo:padding-left="0cm" fo:padding-right="0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dee6ef"/>
      <style:paragraph-properties fo:text-align="center"/>
    </style:style>
    <style:style style:name="P3" style:family="paragraph">
      <loext:graphic-properties draw:fill="solid" draw:fill-color="#168253"/>
      <style:paragraph-properties fo:text-align="center"/>
    </style:style>
    <style:style style:name="P4" style:family="paragraph">
      <style:text-properties fo:font-size="80pt" fo:font-weight="bold"/>
    </style:style>
    <style:style style:name="P5" style:family="paragraph">
      <loext:graphic-properties draw:fill="none" draw:fill-color="#ffffff"/>
      <style:text-properties fo:font-size="80pt" fo:font-weight="bold"/>
    </style:style>
    <style:style style:name="T1" style:family="text">
      <style:text-properties fo:font-size="80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7cm" svg:y1="12cm" svg:x2="14cm" svg:y2="12cm">
          <text:p/>
        </draw:line>
        <draw:line draw:style-name="gr1" draw:text-style-name="P1" draw:layer="layout" svg:x1="7cm" svg:y1="14cm" svg:x2="14cm" svg:y2="14cm">
          <text:p/>
        </draw:line>
        <draw:line draw:style-name="gr1" draw:text-style-name="P1" draw:layer="layout" svg:x1="7cm" svg:y1="16cm" svg:x2="14cm" svg:y2="16cm">
          <text:p/>
        </draw:line>
        <draw:line draw:style-name="gr1" draw:text-style-name="P1" draw:layer="layout" svg:x1="7cm" svg:y1="18cm" svg:x2="14cm" svg:y2="18cm">
          <text:p/>
        </draw:line>
        <draw:custom-shape draw:style-name="gr2" draw:text-style-name="P2" draw:layer="layout" svg:width="11cm" svg:height="11cm" svg:x="5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cm" svg:height="3cm" svg:x="3.5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cm" svg:height="3cm" svg:x="14.5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cm" svg:height="3cm" svg:x="9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cm" svg:height="3cm" svg:x="9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cm" svg:height="2cm" draw:transform="rotate (2.61799387799149) translate (5.782cm 14.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2cm" svg:height="2cm" draw:transform="rotate (1.0471975511966) translate (11.318cm 10.28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2cm" svg:height="2cm" draw:transform="rotate (-0.523598775598299) translate (15.2cm 15.81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2cm" svg:height="2cm" draw:transform="rotate (-2.0943951023932) translate (9.698cm 19.60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5" draw:layer="layout" svg:width="4.265cm" svg:height="3.405cm" svg:x="8.35cm" svg:y="13.2cm">
          <draw:text-box>
            <text:p text:style-name="P4"><text:span text:style-name="T1">SE</text:span></text:p>
          </draw:text-box>
        </draw:frame>
        <draw:g draw:style-name="gr6">
          <draw:polygon draw:style-name="gr7" draw:text-style-name="P2" draw:layer="layout" svg:width="4.129cm" svg:height="5.999cm" svg:x="8.47cm" svg:y="12cm" svg:viewBox="0 0 4130 6000" draw:points="0,6000 0,0 4130,0 4130,6000">
            <text:p/>
          </draw:polygon>
          <draw:line draw:style-name="gr1" draw:text-style-name="P1" draw:layer="layout" svg:x1="9.221cm" svg:y1="13.125cm" svg:x2="11.849cm" svg:y2="13.125cm">
            <text:p/>
          </draw:line>
          <draw:line draw:style-name="gr1" draw:text-style-name="P1" draw:layer="layout" svg:x1="9.221cm" svg:y1="13.875cm" svg:x2="11.849cm" svg:y2="13.875cm">
            <text:p/>
          </draw:line>
          <draw:line draw:style-name="gr1" draw:text-style-name="P1" draw:layer="layout" svg:x1="9.221cm" svg:y1="14.625cm" svg:x2="11.849cm" svg:y2="14.625cm">
            <text:p/>
          </draw:line>
          <draw:line draw:style-name="gr1" draw:text-style-name="P1" draw:layer="layout" svg:x1="9.221cm" svg:y1="15.375cm" svg:x2="11.849cm" svg:y2="15.375cm">
            <text:p/>
          </draw:line>
          <draw:line draw:style-name="gr1" draw:text-style-name="P1" draw:layer="layout" svg:x1="9.221cm" svg:y1="16.125cm" svg:x2="11.849cm" svg:y2="16.125cm">
            <text:p/>
          </draw:line>
          <draw:line draw:style-name="gr1" draw:text-style-name="P1" draw:layer="layout" svg:x1="9.221cm" svg:y1="16.875cm" svg:x2="11.849cm" svg:y2="16.875cm">
            <text:p/>
          </draw:line>
        </draw:g>
        <draw:line draw:style-name="gr1" draw:text-style-name="P1" draw:layer="layout" svg:x1="9.75cm" svg:y1="9.5cm" svg:x2="11.25cm" svg:y2="9.5cm">
          <text:p/>
        </draw:line>
        <draw:line draw:style-name="gr1" draw:text-style-name="P1" draw:layer="layout" svg:x1="10.5cm" svg:y1="10.25cm" svg:x2="10.5cm" svg:y2="8.75cm">
          <text:p/>
        </draw:line>
        <draw:line draw:style-name="gr1" draw:text-style-name="P1" draw:layer="layout" svg:x1="9.75cm" svg:y1="20.5cm" svg:x2="11.25cm" svg:y2="20.5cm">
          <text:p/>
        </draw:line>
        <draw:g draw:style-name="gr8">
          <draw:g draw:style-name="gr6">
            <draw:line draw:style-name="gr1" draw:text-style-name="P1" draw:layer="layout" svg:x1="4.25cm" svg:y1="14.7cm" svg:x2="5.75cm" svg:y2="14.7cm">
              <text:p/>
            </draw:line>
            <draw:line draw:style-name="gr1" draw:text-style-name="P1" draw:layer="layout" svg:x1="4.223cm" svg:y1="14.65cm" svg:x2="4.623cm" svg:y2="14.25cm">
              <text:p/>
            </draw:line>
          </draw:g>
          <draw:g draw:style-name="gr6">
            <draw:line draw:style-name="gr1" draw:text-style-name="P1" draw:layer="layout" svg:x1="5.723cm" svg:y1="15.3cm" svg:x2="4.223cm" svg:y2="15.3cm">
              <text:p/>
            </draw:line>
            <draw:line draw:style-name="gr1" draw:text-style-name="P1" draw:layer="layout" svg:x1="5.75cm" svg:y1="15.35cm" svg:x2="5.35cm" svg:y2="15.75cm">
              <text:p/>
            </draw:line>
          </draw:g>
        </draw:g>
        <draw:g draw:style-name="gr8">
          <draw:custom-shape draw:style-name="gr9" draw:text-style-name="P2" draw:layer="layout" svg:width="1.272cm" svg:height="1.263cm" svg:x="15.35cm" svg:y="1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3" draw:layer="layout" svg:width="1.035cm" svg:height="0.552cm" draw:transform="skewX (-0.0036651914291881) rotate (0.782605636594257) translate (15.725cm 14.58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0" draw:text-style-name="P3" draw:layer="layout" svg:width="1.035cm" svg:height="0.552cm" draw:transform="skewX (-0.0036651914291881) rotate (-2.35898701699554) translate (16.265cm 15.37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5cm" svg:stroke-color="#3465a4" draw:marker-start-width="0.95cm" draw:marker-start-center="false" draw:marker-end-width="0.95cm" draw:marker-end-center="false" draw:stroke-linejoin="bevel" svg:stroke-linecap="round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09:11:34.272000000</meta:creation-date>
    <dc:date>2025-11-18T13:57:20.506000000</dc:date>
    <meta:editing-duration>PT4H57M51S</meta:editing-duration>
    <meta:editing-cycles>12</meta:editing-cycles>
    <meta:generator>LibreOffice/24.2.4.2$Windows_X86_64 LibreOffice_project/51a6219feb6075d9a4c46691dcfe0cd9c4fff3c2</meta:generator>
    <meta:document-statistic meta:object-count="36"/>
  </office:meta>
</office:document-meta>
</file>